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1.4862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6154in"/>
    </style:style>
    <style:style style:name="co8" style:family="table-column">
      <style:table-column-properties fo:break-before="auto" style:column-width="1.404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510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type cel</text:p>
          </table:table-cell>
          <table:table-cell table:style-name="ce1" office:value-type="string">
            <text:p>dikte basis [um]</text:p>
          </table:table-cell>
          <table:table-cell table:style-name="ce1" office:value-type="string">
            <text:p>BSF</text:p>
          </table:table-cell>
          <table:table-cell table:style-name="ce1" office:value-type="string">
            <text:p>p-ctc [nm]</text:p>
          </table:table-cell>
          <table:table-cell table:style-name="ce4" office:value-type="string">
            <text:p>remark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1691</text:p>
          </table:table-cell>
          <table:table-cell table:style-name="ce2" office:value-type="string">
            <text:p>su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89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83</text:p>
          </table:table-cell>
          <table:table-cell table:style-name="ce3" office:value-type="string">
            <text:p>ELO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82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80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9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8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5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4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3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2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1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70</text:p>
          </table:table-cell>
          <table:table-cell table:style-name="ce3" office:value-type="string">
            <text:p>sub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invers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1664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62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60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57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300">
            <text:p>3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54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42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W1632</text:p>
          </table:table-cell>
          <table:table-cell table:style-name="ce3" office:value-type="string">
            <text:p>EL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InGaP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number-columns-repeated="1018"/>
        </table:table-row>
        <table:table-row table:style-name="ro2" table:number-rows-repeated="8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 table:number-columns-repeated="4"/>
          <table:table-cell/>
          <table:table-cell table:style-name="ce3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shapes>
          <draw:frame draw:z-index="0" draw:style-name="gr1" svg:width="6.2988in" svg:height="3.5429in" svg:x="0.5709in" svg:y="2.1854in">
            <draw:object draw:notify-on-update-of-ranges="Sheet3.E1:Sheet3.E1 Sheet3.E2:Sheet3.E17 Sheet3.G1:Sheet3.G1 Sheet3.G2:Sheet3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1013" table:default-cell-style-name="Default"/>
        <table:table-row table:style-name="ro2">
          <table:table-cell office:value-type="string">
            <text:p>cell</text:p>
          </table:table-cell>
          <table:table-cell office:value-type="string">
            <text:p>type</text:p>
          </table:table-cell>
          <table:table-cell/>
          <table:table-cell office:value-type="string">
            <text:p>thickness</text:p>
          </table:table-cell>
          <table:table-cell office:value-type="string">
            <text:p>Voc(V)</text:p>
          </table:table-cell>
          <table:table-cell office:value-type="string">
            <text:p>Vlim(V)</text:p>
          </table:table-cell>
          <table:table-cell office:value-type="string">
            <text:p>deltaV</text:p>
          </table:table-cell>
          <table:table-cell office:value-type="string">
            <text:p>J_sc</text:p>
          </table:table-cell>
          <table:table-cell office:value-type="string">
            <text:p>J_sclim(mA/cm^2)</text:p>
          </table:table-cell>
          <table:table-cell office:value-type="string">
            <text:p>deltaJ</text:p>
          </table:table-cell>
          <table:table-cell office:value-type="string">
            <text:p>J_rad(mA/cm^2)</text:p>
          </table:table-cell>
          <table:table-cell office:value-type="string">
            <text:p>ERE(%)</text:p>
          </table:table-cell>
          <table:table-cell table:number-columns-repeated="1012"/>
        </table:table-row>
        <table:table-row table:style-name="ro2">
          <table:table-cell office:value-type="string">
            <text:p>w1642</text:p>
          </table:table-cell>
          <table:table-cell office:value-type="string">
            <text:p>ELO</text:p>
          </table:table-cell>
          <table:table-cell/>
          <table:table-cell office:value-type="float" office:value="2">
            <text:p>2</text:p>
          </table:table-cell>
          <table:table-cell office:value-type="float" office:value="0.996">
            <text:p>0.996</text:p>
          </table:table-cell>
          <table:table-cell office:value-type="float" office:value="1.14923">
            <text:p>1.14923</text:p>
          </table:table-cell>
          <table:table-cell table:formula="of:=[.F2]-[.E2]" office:value-type="float" office:value="0.15323">
            <text:p>0.15323</text:p>
          </table:table-cell>
          <table:table-cell office:value-type="float" office:value="19">
            <text:p>19</text:p>
          </table:table-cell>
          <table:table-cell office:value-type="float" office:value="21.2163">
            <text:p>21.2163</text:p>
          </table:table-cell>
          <table:table-cell table:formula="of:=[.I2]-[.H2]" office:value-type="float" office:value="2.2163">
            <text:p>2.2163</text:p>
          </table:table-cell>
          <table:table-cell table:style-name="ce5" office:value-type="string">
            <text:p>1.04807e-18</text:p>
          </table:table-cell>
          <table:table-cell office:value-type="float" office:value="0.266554">
            <text:p>0.266554</text:p>
          </table:table-cell>
          <table:table-cell table:number-columns-repeated="1012"/>
        </table:table-row>
        <table:table-row table:style-name="ro2">
          <table:table-cell office:value-type="string">
            <text:p>w1660</text:p>
          </table:table-cell>
          <table:table-cell office:value-type="string">
            <text:p>ELO</text:p>
          </table:table-cell>
          <table:table-cell/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office:value-type="float" office:value="1.14567">
            <text:p>1.14567</text:p>
          </table:table-cell>
          <table:table-cell table:formula="of:=[.F3]-[.E3]" office:value-type="float" office:value="0.15567">
            <text:p>0.15567</text:p>
          </table:table-cell>
          <table:table-cell office:value-type="float" office:value="18">
            <text:p>18</text:p>
          </table:table-cell>
          <table:table-cell office:value-type="float" office:value="19.4396">
            <text:p>19.4396</text:p>
          </table:table-cell>
          <table:table-cell table:formula="of:=[.I3]-[.H3]" office:value-type="float" office:value="1.4396">
            <text:p>1.4396</text:p>
          </table:table-cell>
          <table:table-cell table:style-name="ce5" office:value-type="string">
            <text:p>1.1024e-18</text:p>
          </table:table-cell>
          <table:table-cell office:value-type="float" office:value="0.242615">
            <text:p>0.242615</text:p>
          </table:table-cell>
          <table:table-cell table:number-columns-repeated="1012"/>
        </table:table-row>
        <table:table-row table:style-name="ro2">
          <table:table-cell office:value-type="string">
            <text:p>w1662</text:p>
          </table:table-cell>
          <table:table-cell office:value-type="string">
            <text:p>ELO</text:p>
          </table:table-cell>
          <table:table-cell/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1.14658">
            <text:p>1.14658</text:p>
          </table:table-cell>
          <table:table-cell table:formula="of:=[.F4]-[.E4]" office:value-type="float" office:value="0.11658">
            <text:p>0.11658</text:p>
          </table:table-cell>
          <table:table-cell office:value-type="float" office:value="21">
            <text:p>21</text:p>
          </table:table-cell>
          <table:table-cell office:value-type="float" office:value="21.1872">
            <text:p>21.1872</text:p>
          </table:table-cell>
          <table:table-cell table:formula="of:=[.I4]-[.H4]" office:value-type="float" office:value="0.187200000000001">
            <text:p>0.1872</text:p>
          </table:table-cell>
          <table:table-cell table:style-name="ce5" office:value-type="string">
            <text:p>1.1597e-18</text:p>
          </table:table-cell>
          <table:table-cell office:value-type="float" office:value="1.1003">
            <text:p>1.1003</text:p>
          </table:table-cell>
          <table:table-cell table:number-columns-repeated="1012"/>
        </table:table-row>
        <table:table-row table:style-name="ro2">
          <table:table-cell office:value-type="string">
            <text:p>w1664</text:p>
          </table:table-cell>
          <table:table-cell office:value-type="string">
            <text:p>ELO</text:p>
          </table:table-cell>
          <table:table-cell/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1.14609">
            <text:p>1.14609</text:p>
          </table:table-cell>
          <table:table-cell table:formula="of:=[.F5]-[.E5]" office:value-type="float" office:value="0.13609">
            <text:p>0.13609</text:p>
          </table:table-cell>
          <table:table-cell office:value-type="float" office:value="21">
            <text:p>21</text:p>
          </table:table-cell>
          <table:table-cell office:value-type="float" office:value="21.5994">
            <text:p>21.5994</text:p>
          </table:table-cell>
          <table:table-cell table:formula="of:=[.I5]-[.H5]" office:value-type="float" office:value="0.599399999999999">
            <text:p>0.5994</text:p>
          </table:table-cell>
          <table:table-cell table:style-name="ce5" office:value-type="string">
            <text:p>1.20487e-18</text:p>
          </table:table-cell>
          <table:table-cell office:value-type="float" office:value="0.517311">
            <text:p>0.517311</text:p>
          </table:table-cell>
          <table:table-cell table:number-columns-repeated="1012"/>
        </table:table-row>
        <table:table-row table:style-name="ro2">
          <table:table-cell office:value-type="string">
            <text:p>w1670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table:formula="of:=[.F6]-[.E6]" office:value-type="float" office:value="0.12305">
            <text:p>0.12305</text:p>
          </table:table-cell>
          <table:table-cell office:value-type="float" office:value="16">
            <text:p>16</text:p>
          </table:table-cell>
          <table:table-cell office:value-type="float" office:value="14.7383">
            <text:p>14.7383</text:p>
          </table:table-cell>
          <table:table-cell table:formula="of:=[.I6]-[.H6]" office:value-type="float" office:value="-1.2617">
            <text:p>-1.2617</text:p>
          </table:table-cell>
          <table:table-cell table:style-name="ce5" office:value-type="string">
            <text:p>4.26603e-19</text:p>
          </table:table-cell>
          <table:table-cell office:value-type="float" office:value="0.856659">
            <text:p>0.856659</text:p>
          </table:table-cell>
          <table:table-cell table:number-columns-repeated="1012"/>
        </table:table-row>
        <table:table-row table:style-name="ro2">
          <table:table-cell office:value-type="string">
            <text:p>w1671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table:formula="of:=[.F7]-[.E7]" office:value-type="float" office:value="0.12115">
            <text:p>0.12115</text:p>
          </table:table-cell>
          <table:table-cell office:value-type="float" office:value="16">
            <text:p>16</text:p>
          </table:table-cell>
          <table:table-cell office:value-type="float" office:value="14.6284">
            <text:p>14.6284</text:p>
          </table:table-cell>
          <table:table-cell table:formula="of:=[.I7]-[.H7]" office:value-type="float" office:value="-1.3716">
            <text:p>-1.3716</text:p>
          </table:table-cell>
          <table:table-cell table:style-name="ce5" office:value-type="string">
            <text:p>4.55803e-19</text:p>
          </table:table-cell>
          <table:table-cell office:value-type="float" office:value="0.922171">
            <text:p>0.922171</text:p>
          </table:table-cell>
          <table:table-cell table:number-columns-repeated="1012"/>
        </table:table-row>
        <table:table-row table:style-name="ro2">
          <table:table-cell office:value-type="string">
            <text:p>w1672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table:formula="of:=[.F8]-[.E8]" office:value-type="float" office:value="0.12126">
            <text:p>0.12126</text:p>
          </table:table-cell>
          <table:table-cell office:value-type="float" office:value="16">
            <text:p>16</text:p>
          </table:table-cell>
          <table:table-cell office:value-type="float" office:value="14.3923">
            <text:p>14.3923</text:p>
          </table:table-cell>
          <table:table-cell table:formula="of:=[.I8]-[.H8]" office:value-type="float" office:value="-1.6077">
            <text:p>-1.6077</text:p>
          </table:table-cell>
          <table:table-cell table:style-name="ce5" office:value-type="string">
            <text:p>4.4648e-19</text:p>
          </table:table-cell>
          <table:table-cell office:value-type="float" office:value="0.918128">
            <text:p>0.918128</text:p>
          </table:table-cell>
          <table:table-cell table:number-columns-repeated="1012"/>
        </table:table-row>
        <table:table-row table:style-name="ro2">
          <table:table-cell office:value-type="string">
            <text:p>w1674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table:formula="of:=[.F9]-[.E9]" office:value-type="float" office:value="0.1511">
            <text:p>0.1511</text:p>
          </table:table-cell>
          <table:table-cell office:value-type="float" office:value="15.6">
            <text:p>15.6</text:p>
          </table:table-cell>
          <table:table-cell office:value-type="float" office:value="14.5685">
            <text:p>14.5685</text:p>
          </table:table-cell>
          <table:table-cell table:formula="of:=[.I9]-[.H9]" office:value-type="float" office:value="-1.0315">
            <text:p>-1.0315</text:p>
          </table:table-cell>
          <table:table-cell table:style-name="ce5" office:value-type="string">
            <text:p>4.54775e-19</text:p>
          </table:table-cell>
          <table:table-cell office:value-type="float" office:value="0.289492">
            <text:p>0.289492</text:p>
          </table:table-cell>
          <table:table-cell table:number-columns-repeated="1012"/>
        </table:table-row>
        <table:table-row table:style-name="ro2">
          <table:table-cell office:value-type="string">
            <text:p>w1675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table:formula="of:=[.F10]-[.E10]" office:value-type="float" office:value="0.14232">
            <text:p>0.14232</text:p>
          </table:table-cell>
          <table:table-cell office:value-type="float" office:value="16">
            <text:p>16</text:p>
          </table:table-cell>
          <table:table-cell office:value-type="float" office:value="14.7345">
            <text:p>14.7345</text:p>
          </table:table-cell>
          <table:table-cell table:formula="of:=[.I10]-[.H10]" office:value-type="float" office:value="-1.2655">
            <text:p>-1.2655</text:p>
          </table:table-cell>
          <table:table-cell table:style-name="ce5" office:value-type="string">
            <text:p>4.38674e-19</text:p>
          </table:table-cell>
          <table:table-cell office:value-type="float" office:value="0.406493">
            <text:p>0.406493</text:p>
          </table:table-cell>
          <table:table-cell table:number-columns-repeated="1012"/>
        </table:table-row>
        <table:table-row table:style-name="ro2">
          <table:table-cell office:value-type="string">
            <text:p>w1678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table:formula="of:=[.F11]-[.E11]" office:value-type="float" office:value="0.13218">
            <text:p>0.13218</text:p>
          </table:table-cell>
          <table:table-cell office:value-type="float" office:value="16">
            <text:p>16</text:p>
          </table:table-cell>
          <table:table-cell office:value-type="float" office:value="14.129">
            <text:p>14.129</text:p>
          </table:table-cell>
          <table:table-cell table:formula="of:=[.I11]-[.H11]" office:value-type="float" office:value="-1.871">
            <text:p>-1.871</text:p>
          </table:table-cell>
          <table:table-cell table:style-name="ce5" office:value-type="string">
            <text:p>4.23014e-19</text:p>
          </table:table-cell>
          <table:table-cell office:value-type="float" office:value="0.601842">
            <text:p>0.601842</text:p>
          </table:table-cell>
          <table:table-cell table:number-columns-repeated="1012"/>
        </table:table-row>
        <table:table-row table:style-name="ro2">
          <table:table-cell office:value-type="string">
            <text:p>w1679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table:formula="of:=[.F12]-[.E12]" office:value-type="float" office:value="0.17043">
            <text:p>0.17043</text:p>
          </table:table-cell>
          <table:table-cell office:value-type="float" office:value="15">
            <text:p>15</text:p>
          </table:table-cell>
          <table:table-cell office:value-type="float" office:value="13.8406">
            <text:p>13.8406</text:p>
          </table:table-cell>
          <table:table-cell table:formula="of:=[.I12]-[.H12]" office:value-type="float" office:value="-1.1594">
            <text:p>-1.1594</text:p>
          </table:table-cell>
          <table:table-cell table:style-name="ce5" office:value-type="string">
            <text:p>4.43347e-19</text:p>
          </table:table-cell>
          <table:table-cell office:value-type="float" office:value="0.137043">
            <text:p>0.137043</text:p>
          </table:table-cell>
          <table:table-cell table:number-columns-repeated="1012"/>
        </table:table-row>
        <table:table-row table:style-name="ro2">
          <table:table-cell office:value-type="string">
            <text:p>w1680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table:formula="of:=[.F13]-[.E13]" office:value-type="float" office:value="0.13148">
            <text:p>0.13148</text:p>
          </table:table-cell>
          <table:table-cell office:value-type="float" office:value="15.8">
            <text:p>15.8</text:p>
          </table:table-cell>
          <table:table-cell office:value-type="float" office:value="14.7114">
            <text:p>14.7114</text:p>
          </table:table-cell>
          <table:table-cell table:formula="of:=[.I13]-[.H13]" office:value-type="float" office:value="-1.0886">
            <text:p>-1.0886</text:p>
          </table:table-cell>
          <table:table-cell table:style-name="ce5" office:value-type="string">
            <text:p>4.52588e-19</text:p>
          </table:table-cell>
          <table:table-cell office:value-type="float" office:value="0.618426">
            <text:p>0.618426</text:p>
          </table:table-cell>
          <table:table-cell table:number-columns-repeated="1012"/>
        </table:table-row>
        <table:table-row table:style-name="ro2">
          <table:table-cell office:value-type="string">
            <text:p>w1682</text:p>
          </table:table-cell>
          <table:table-cell office:value-type="string">
            <text:p>SUB</text:p>
          </table:table-cell>
          <table:table-cell/>
          <table:table-cell office:value-type="float" office:value="0.5">
            <text:p>0.5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table:formula="of:=[.F14]-[.E14]" office:value-type="float" office:value="0.13948">
            <text:p>0.13948</text:p>
          </table:table-cell>
          <table:table-cell office:value-type="float" office:value="14">
            <text:p>14</text:p>
          </table:table-cell>
          <table:table-cell office:value-type="float" office:value="13.7813">
            <text:p>13.7813</text:p>
          </table:table-cell>
          <table:table-cell table:formula="of:=[.I14]-[.H14]" office:value-type="float" office:value="-0.2187">
            <text:p>-0.2187</text:p>
          </table:table-cell>
          <table:table-cell table:style-name="ce5" office:value-type="string">
            <text:p>4.5809e-19</text:p>
          </table:table-cell>
          <table:table-cell office:value-type="float" office:value="0.453845">
            <text:p>0.453845</text:p>
          </table:table-cell>
          <table:table-cell table:number-columns-repeated="1012"/>
        </table:table-row>
        <table:table-row table:style-name="ro2">
          <table:table-cell office:value-type="string">
            <text:p>w1683</text:p>
          </table:table-cell>
          <table:table-cell office:value-type="string">
            <text:p>ELO</text:p>
          </table:table-cell>
          <table:table-cell/>
          <table:table-cell office:value-type="float" office:value="0.5">
            <text:p>0.5</text:p>
          </table:table-cell>
          <table:table-cell office:value-type="float" office:value="1.03">
            <text:p>1.03</text:p>
          </table:table-cell>
          <table:table-cell office:value-type="float" office:value="1.14917">
            <text:p>1.14917</text:p>
          </table:table-cell>
          <table:table-cell table:formula="of:=[.F15]-[.E15]" office:value-type="float" office:value="0.11917">
            <text:p>0.11917</text:p>
          </table:table-cell>
          <table:table-cell office:value-type="float" office:value="17">
            <text:p>17</text:p>
          </table:table-cell>
          <table:table-cell office:value-type="float" office:value="18.3029">
            <text:p>18.3029</text:p>
          </table:table-cell>
          <table:table-cell table:formula="of:=[.I15]-[.H15]" office:value-type="float" office:value="1.3029">
            <text:p>1.3029</text:p>
          </table:table-cell>
          <table:table-cell table:style-name="ce5" office:value-type="string">
            <text:p>9.06516e-19</text:p>
          </table:table-cell>
          <table:table-cell office:value-type="float" office:value="0.995622">
            <text:p>0.995622</text:p>
          </table:table-cell>
          <table:table-cell table:number-columns-repeated="1012"/>
        </table:table-row>
        <table:table-row table:style-name="ro2">
          <table:table-cell office:value-type="string">
            <text:p>w1689</text:p>
          </table:table-cell>
          <table:table-cell office:value-type="string">
            <text:p>ELO</text:p>
          </table:table-cell>
          <table:table-cell/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1.14101">
            <text:p>1.14101</text:p>
          </table:table-cell>
          <table:table-cell table:formula="of:=[.F16]-[.E16]" office:value-type="float" office:value="0.13101">
            <text:p>0.13101</text:p>
          </table:table-cell>
          <table:table-cell office:value-type="float" office:value="20">
            <text:p>20</text:p>
          </table:table-cell>
          <table:table-cell office:value-type="float" office:value="21.7549">
            <text:p>21.7549</text:p>
          </table:table-cell>
          <table:table-cell table:formula="of:=[.I16]-[.H16]" office:value-type="float" office:value="1.7549">
            <text:p>1.7549</text:p>
          </table:table-cell>
          <table:table-cell table:style-name="ce5" office:value-type="string">
            <text:p>1.47696e-18</text:p>
          </table:table-cell>
          <table:table-cell office:value-type="float" office:value="0.629601">
            <text:p>0.629601</text:p>
          </table:table-cell>
          <table:table-cell table:number-columns-repeated="1012"/>
        </table:table-row>
        <table:table-row table:style-name="ro2">
          <table:table-cell office:value-type="string">
            <text:p>w1691</text:p>
          </table:table-cell>
          <table:table-cell office:value-type="string">
            <text:p>SUB</text:p>
          </table:table-cell>
          <table:table-cell/>
          <table:table-cell office:value-type="float" office:value="3.5">
            <text:p>3.5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table:formula="of:=[.F17]-[.E17]" office:value-type="float" office:value="0.18996">
            <text:p>0.18996</text:p>
          </table:table-cell>
          <table:table-cell office:value-type="float" office:value="20">
            <text:p>20</text:p>
          </table:table-cell>
          <table:table-cell office:value-type="float" office:value="22.0558">
            <text:p>22.0558</text:p>
          </table:table-cell>
          <table:table-cell table:formula="of:=[.I17]-[.H17]" office:value-type="float" office:value="2.0558">
            <text:p>2.0558</text:p>
          </table:table-cell>
          <table:table-cell table:style-name="ce5" office:value-type="string">
            <text:p>1.33625e-18</text:p>
          </table:table-cell>
          <table:table-cell office:value-type="float" office:value="0.0643961">
            <text:p>0.0643961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5"/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ba</meta:initial-creator>
    <dc:creator>timo </dc:creator>
    <meta:print-date>2013-02-01T14:17:47</meta:print-date>
    <meta:creation-date>2013-02-01T12:35:44</meta:creation-date>
    <dc:date>2013-04-29T12:13:17</dc:date>
    <meta:generator>LibreOffice/3.5$Linux_x86 LibreOffice_project/350m1$Build-2</meta:generator>
    <meta:editing-duration>PT1H27M5S</meta:editing-duration>
    <meta:editing-cycles>4</meta:editing-cycles>
    <meta:document-statistic meta:table-count="2" meta:cell-count="303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65cm" svg:y="4.201cm" style:legend-expansion="high" chart:style-name="ch2"/>
        <chart:plot-area chart:style-name="ch3" table:cell-range-address="Sheet3.E1:Sheet3.E17 Sheet3.G1:Sheet3.G17" chart:data-source-has-labels="row" svg:x="1.331cm" svg:y="0.855cm" svg:width="12.295cm" svg:height="6.984cm">
          <chartooo:coordinate-region svg:x="2.243cm" svg:y="1.054cm" svg:width="11.051cm" svg:height="6.138cm"/>
          <chart:axis chart:dimension="x" chart:name="primary-x" chart:style-name="ch4">
            <chart:title svg:x="6.124cm" svg:y="8.019cm" chart:style-name="ch5">
              <text:p>Voc measured (V)</text:p>
            </chart:title>
          </chart:axis>
          <chart:axis chart:dimension="y" chart:name="primary-y" chart:style-name="ch4">
            <chart:title svg:x="0.451cm" svg:y="5.463cm" chart:style-name="ch6">
              <text:p>Voc rad lim (V)</text:p>
            </chart:title>
            <chart:grid chart:style-name="ch7" chart:class="major"/>
          </chart:axis>
          <chart:series chart:style-name="ch8" chart:values-cell-range-address="Sheet3.G2:Sheet3.G17" chart:label-cell-address="Sheet3.G1:Sheet3.G1" chart:class="chart:scatter">
            <chart:domain table:cell-range-address="Sheet3.E2:Sheet3.E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V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6">
                <text:p>0.996</text:p>
                <draw:g>
                  <svg:desc>Sheet3.E2:Sheet3.E17</svg:desc>
                </draw:g>
              </table:table-cell>
              <table:table-cell office:value-type="float" office:value="0.15323">
                <text:p>0.15323</text:p>
                <draw:g>
                  <svg:desc>Sheet3.G2:Sheet3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0.15567">
                <text:p>0.15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11658">
                <text:p>0.1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0.13609">
                <text:p>0.13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12305">
                <text:p>0.12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">
                <text:p>1.04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">
                <text:p>1.04</text:p>
              </table:table-cell>
              <table:table-cell office:value-type="float" office:value="0.12126">
                <text:p>0.12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0.14232">
                <text:p>0.1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0.13218">
                <text:p>0.13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">
                <text:p>0.99</text:p>
              </table:table-cell>
              <table:table-cell office:value-type="float" office:value="0.17043">
                <text:p>0.17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0.13948">
                <text:p>0.13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0.11917">
                <text:p>0.11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">
                <text:p>1.01</text:p>
              </table:table-cell>
              <table:table-cell office:value-type="float" office:value="0.13101">
                <text:p>0.13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4">
                <text:p>0.954</text:p>
              </table:table-cell>
              <table:table-cell office:value-type="float" office:value="0.18996">
                <text:p>0.18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